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3043f" officeooo:paragraph-rsid="0003043f"/>
    </style:style>
    <style:style style:name="P2" style:family="paragraph" style:parent-style-name="Text_20_body" style:list-style-name="L2">
      <style:text-properties officeooo:paragraph-rsid="00046b3e"/>
    </style:style>
    <style:style style:name="P3" style:family="paragraph" style:parent-style-name="Text_20_body" style:list-style-name="L2">
      <style:text-properties fo:language="en" fo:country="none" officeooo:rsid="0004fc8c" officeooo:paragraph-rsid="0004fc8c"/>
    </style:style>
    <style:style style:name="P4" style:family="paragraph" style:parent-style-name="Text_20_body" style:list-style-name="L2">
      <style:text-properties officeooo:rsid="00068a6c" officeooo:paragraph-rsid="00068a6c"/>
    </style:style>
    <style:style style:name="P5" style:family="paragraph" style:parent-style-name="Text_20_body" style:list-style-name="L2">
      <style:text-properties officeooo:rsid="000867d4" officeooo:paragraph-rsid="000867d4"/>
    </style:style>
    <style:style style:name="P6" style:family="paragraph" style:parent-style-name="Text_20_body">
      <style:text-properties style:font-name="Arial" fo:font-size="14pt" fo:language="en" fo:country="none" officeooo:rsid="00046b3e" officeooo:paragraph-rsid="000867d4" style:font-name-asian="WenQuanYi Zen Hei" style:font-size-asian="14pt" style:font-name-complex="FreeSans" style:font-size-complex="14pt"/>
    </style:style>
    <style:style style:name="P7" style:family="paragraph" style:parent-style-name="Text_20_body">
      <style:text-properties style:font-name="Arial" fo:font-size="14pt" fo:language="en" fo:country="none" officeooo:rsid="00046b3e" officeooo:paragraph-rsid="000cba70" style:font-name-asian="WenQuanYi Zen Hei" style:font-size-asian="14pt" style:font-name-complex="FreeSans" style:font-size-complex="14pt"/>
    </style:style>
    <style:style style:name="P8" style:family="paragraph" style:parent-style-name="Text_20_body" style:list-style-name="L3">
      <style:text-properties style:font-name="Times New Roman" fo:font-size="12pt" fo:language="en" fo:country="none" officeooo:rsid="0004fc8c" officeooo:paragraph-rsid="000867d4" style:font-name-asian="WenQuanYi Zen Hei" style:font-size-asian="10.5pt" style:font-name-complex="FreeSans" style:font-size-complex="12pt"/>
    </style:style>
    <style:style style:name="P9" style:family="paragraph" style:parent-style-name="Text_20_body" style:list-style-name="L3">
      <style:text-properties style:font-name="Times New Roman" fo:font-size="12pt" fo:language="en" fo:country="none" officeooo:rsid="000867d4" officeooo:paragraph-rsid="000867d4" style:font-name-asian="WenQuanYi Zen Hei" style:font-size-asian="10.5pt" style:font-name-complex="FreeSans" style:font-size-complex="12pt"/>
    </style:style>
    <style:style style:name="P10" style:family="paragraph" style:parent-style-name="Text_20_body" style:list-style-name="L3">
      <style:text-properties style:font-name="Times New Roman" fo:font-size="12pt" fo:language="en" fo:country="none" officeooo:rsid="000867d4" officeooo:paragraph-rsid="000a21a2" style:font-name-asian="WenQuanYi Zen Hei" style:font-size-asian="10.5pt" style:font-name-complex="FreeSans" style:font-size-complex="12pt"/>
    </style:style>
    <style:style style:name="P11" style:family="paragraph" style:parent-style-name="Text_20_body" style:list-style-name="L8">
      <style:text-properties style:font-name="Times New Roman" fo:font-size="12pt" fo:language="en" fo:country="none" officeooo:rsid="000867d4" officeooo:paragraph-rsid="000ef5fe" style:font-name-asian="WenQuanYi Zen Hei" style:font-size-asian="10.5pt" style:font-name-complex="FreeSans" style:font-size-complex="12pt"/>
    </style:style>
    <style:style style:name="P12" style:family="paragraph" style:parent-style-name="Text_20_body" style:list-style-name="L3">
      <style:text-properties style:font-name="Times New Roman" fo:font-size="12pt" fo:language="en" fo:country="none" officeooo:rsid="000b7fe2" officeooo:paragraph-rsid="000b7fe2" style:font-name-asian="WenQuanYi Zen Hei" style:font-size-asian="10.5pt" style:font-name-complex="FreeSans" style:font-size-complex="12pt"/>
    </style:style>
    <style:style style:name="P13" style:family="paragraph" style:parent-style-name="Text_20_body" style:list-style-name="L8">
      <style:text-properties style:font-name="Times New Roman" fo:font-size="12pt" fo:language="en" fo:country="none" officeooo:rsid="000cba70" officeooo:paragraph-rsid="000cba70" style:font-name-asian="WenQuanYi Zen Hei" style:font-size-asian="10.5pt" style:font-name-complex="FreeSans" style:font-size-complex="12pt"/>
    </style:style>
    <style:style style:name="P14" style:family="paragraph" style:parent-style-name="Text_20_body">
      <style:text-properties style:font-name="Times New Roman" fo:font-size="12pt" fo:language="en" fo:country="none" officeooo:rsid="000d881a" officeooo:paragraph-rsid="000d881a" style:font-name-asian="WenQuanYi Zen Hei" style:font-size-asian="10.5pt" style:font-name-complex="FreeSans" style:font-size-complex="12pt"/>
    </style:style>
    <style:style style:name="P15" style:family="paragraph" style:parent-style-name="Text_20_body" style:list-style-name="L9">
      <style:text-properties style:font-name="Times New Roman" fo:font-size="12pt" fo:language="en" fo:country="none" officeooo:rsid="000d881a" officeooo:paragraph-rsid="000d881a" style:font-name-asian="WenQuanYi Zen Hei" style:font-size-asian="10.5pt" style:font-name-complex="FreeSans" style:font-size-complex="12pt"/>
    </style:style>
    <style:style style:name="P16" style:family="paragraph" style:parent-style-name="Title">
      <style:text-properties officeooo:rsid="0003043f"/>
    </style:style>
    <style:style style:name="P17" style:family="paragraph" style:parent-style-name="Heading_20_1">
      <style:text-properties officeooo:rsid="0003043f"/>
    </style:style>
    <style:style style:name="T1" style:family="text">
      <style:text-properties officeooo:rsid="00046b3e"/>
    </style:style>
    <style:style style:name="T2" style:family="text">
      <style:text-properties fo:language="en" fo:country="none"/>
    </style:style>
    <style:style style:name="T3" style:family="text">
      <style:text-properties fo:language="en" fo:country="none" officeooo:rsid="00046b3e"/>
    </style:style>
    <style:style style:name="T4" style:family="text">
      <style:text-properties fo:language="en" fo:country="none" officeooo:rsid="0003043f"/>
    </style:style>
    <style:style style:name="T5" style:family="text">
      <style:text-properties officeooo:rsid="000867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Main documentation</text:h>
      <text:p text:style-name="P16">To be:</text:p>
      <text:list xml:id="list5565066464477444291" text:style-name="L1">
        <text:list-item>
          <text:p text:style-name="P1">Users</text:p>
        </text:list-item>
        <text:list-item>
          <text:p text:style-name="P1">Conferences</text:p>
        </text:list-item>
        <text:list-item>
          <text:p text:style-name="P1">Streams</text:p>
        </text:list-item>
      </text:list>
      <text:p text:style-name="Title"><text:span text:style-name="T3">M</text:span><text:span text:style-name="T4">ain provisions</text:span></text:p>
      <text:list xml:id="list7509494085717947371" text:style-name="L2">
        <text:list-item>
          <text:p text:style-name="P2"><text:span text:style-name="T1">Users </text:span><text:bookmark text:name="result_box"/><text:span text:style-name="T3">sign up for </text:span><text:span text:style-name="T4">Conferences.</text:span></text:p>
        </text:list-item>
        <text:list-item>
          <text:p text:style-name="P4"><text:span text:style-name="T4">U</text:span><text:span text:style-name="T2">ser may add to favorite or hide conference</text:span></text:p>
        </text:list-item>
        <text:list-item>
          <text:p text:style-name="P5"><text:span text:style-name="T2">User may create conference</text:span></text:p>
        </text:list-item>
        <text:list-item>
          <text:p text:style-name="P3">User may be speaker</text:p>
        </text:list-item>
        <text:list-item>
          <text:p text:style-name="P2"><text:span text:style-name="T4">Streams </text:span><text:span text:style-name="T3">has </text:span><text:span text:style-name="T4">Speakers</text:span></text:p>
        </text:list-item>
      </text:list>
      <text:p text:style-name="P6">Conference has</text:p>
      <text:list xml:id="list5252586308997912838" text:style-name="L3">
        <text:list-item>
          <text:p text:style-name="P8">Site <text:span text:style-name="T5">(URL)</text:span></text:p>
        </text:list-item>
        <text:list-item>
          <text:p text:style-name="P9">Map location</text:p>
        </text:list-item>
        <text:list-item>
          <text:p text:style-name="P9">Steams</text:p>
        </text:list-item>
        <text:list-item>
          <text:p text:style-name="P9">Description</text:p>
        </text:list-item>
        <text:list-item>
          <text:p text:style-name="P9">Logo</text:p>
        </text:list-item>
        <text:list-item>
          <text:p text:style-name="P9">Title</text:p>
        </text:list-item>
        <text:list-item>
          <text:p text:style-name="P10">social links</text:p>
        </text:list-item>
        <text:list-item>
          <text:p text:style-name="P10"><text:bookmark text:name="result_box1"/>discussion in facebook, twitter and on site(for authorized users)</text:p>
        </text:list-item>
        <text:list-item>
          <text:p text:style-name="P10">Address</text:p>
        </text:list-item>
        <text:list-item>
          <text:p text:style-name="P10">Telephone</text:p>
        </text:list-item>
        <text:list-item>
          <text:p text:style-name="P10">cost</text:p>
        </text:list-item>
        <text:list-item>
          <text:p text:style-name="P12">Program in pfd, png, jpeg, xls, doc, docx, odc, odt</text:p>
        </text:list-item>
      </text:list>
      <text:p text:style-name="P7">Steam has</text:p>
      <text:list xml:id="list5272350268223093905" text:style-name="L8">
        <text:list-item>
          <text:p text:style-name="P13">Name</text:p>
        </text:list-item>
        <text:list-item>
          <text:p text:style-name="P13">Place</text:p>
        </text:list-item>
        <text:list-item>
          <text:p text:style-name="P13">Timeslots</text:p>
        </text:list-item>
        <text:list-item>
          <text:p text:style-name="P11">Speakers</text:p>
        </text:list-item>
      </text:list>
      <text:p text:style-name="P14">User has</text:p>
      <text:list xml:id="list1127595490919140357" text:style-name="L9">
        <text:list-item>
          <text:p text:style-name="P15">Name</text:p>
        </text:list-item>
        <text:list-item>
          <text:p text:style-name="P15">Photo</text:p>
        </text:list-item>
        <text:list-item>
          <text:p text:style-name="P15">facebook, twitter, linked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font-name="Times New Roman" fo:font-size="12pt" fo:language="en" fo:country="none" style:font-name-asian="WenQuanYi Zen Hei" style:font-size-asian="10.5pt" style:font-name-complex="FreeSans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1T13:09:17</meta:creation-date>
    <dc:date>2013-09-27T09:19:15.535055473</dc:date>
    <meta:editing-duration>PT27M21S</meta:editing-duration>
    <meta:editing-cycles>10</meta:editing-cycles>
    <meta:generator>LibreOffice/4.1.1.2$Linux_X86_64 LibreOffice_project/410m0$Build-2</meta:generator>
    <meta:document-statistic meta:table-count="0" meta:image-count="0" meta:object-count="0" meta:page-count="1" meta:paragraph-count="33" meta:word-count="107" meta:character-count="546" meta:non-whitespace-character-count="499"/>
  </office:meta>
</office:document-meta>
</file>